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a72" officeooo:paragraph-rsid="00011a72"/>
    </style:style>
    <style:style style:name="P2" style:family="paragraph" style:parent-style-name="Standard">
      <style:text-properties officeooo:rsid="0002a7a0" officeooo:paragraph-rsid="0002a7a0"/>
    </style:style>
    <style:style style:name="P3" style:family="paragraph" style:parent-style-name="Standard">
      <style:text-properties fo:font-weight="normal" officeooo:rsid="00047f0e" officeooo:paragraph-rsid="00047f0e" style:font-weight-asian="normal" style:font-weight-complex="normal"/>
    </style:style>
    <style:style style:name="P4" style:family="paragraph" style:parent-style-name="Standard">
      <style:text-properties fo:font-weight="normal" officeooo:rsid="00076920" officeooo:paragraph-rsid="00047f0e" style:font-weight-asian="normal" style:font-weight-complex="normal"/>
    </style:style>
    <style:style style:name="P5" style:family="paragraph" style:parent-style-name="Standard">
      <style:text-properties fo:font-weight="normal" officeooo:rsid="00076920" officeooo:paragraph-rsid="00076920" style:font-weight-asian="normal" style:font-weight-complex="normal"/>
    </style:style>
    <style:style style:name="P6" style:family="paragraph" style:parent-style-name="Standard">
      <style:text-properties fo:font-weight="normal" officeooo:rsid="00087df4" officeooo:paragraph-rsid="00087df4" style:font-weight-asian="normal" style:font-weight-complex="normal"/>
    </style:style>
    <style:style style:name="P7" style:family="paragraph" style:parent-style-name="Standard">
      <style:text-properties fo:font-weight="bold" officeooo:rsid="00047f0e" officeooo:paragraph-rsid="00047f0e" style:font-weight-asian="bold" style:font-weight-complex="bold"/>
    </style:style>
    <style:style style:name="P8" style:family="paragraph" style:parent-style-name="Standard">
      <style:text-properties fo:font-weight="bold" officeooo:rsid="00076920" officeooo:paragraph-rsid="00076920" style:font-weight-asian="bold" style:font-weight-complex="bold"/>
    </style:style>
    <style:style style:name="T1" style:family="text">
      <style:text-properties officeooo:rsid="0002a7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a7a0" style:font-weight-asian="bold" style:font-weight-complex="bold"/>
    </style:style>
    <style:style style:name="T4" style:family="text">
      <style:text-properties fo:font-weight="bold" officeooo:rsid="00087df4" style:font-weight-asian="bold" style:font-weight-complex="bold"/>
    </style:style>
    <style:style style:name="T5" style:family="text">
      <style:text-properties fo:font-style="normal" fo:font-weight="bold" officeooo:rsid="0002a7a0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87df4" style:font-weight-asian="normal" style:font-weight-complex="normal"/>
    </style:style>
    <style:style style:name="T8" style:family="text">
      <style:text-properties officeooo:rsid="0005b173"/>
    </style:style>
    <style:style style:name="T9" style:family="text">
      <style:text-properties officeooo:rsid="00087df4"/>
    </style:style>
    <style:style style:name="T10" style:family="text">
      <style:text-properties officeooo:rsid="000a43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bSommet=46;</text:p>
      <text:p text:style-name="Standard">NbFamille = 6;</text:p>
      <text:p text:style-name="Standard">NbPeriode = 12;</text:p>
      <text:p text:style-name="Standard">int NbQuai=6;</text:p>
      <text:p text:style-name="Standard"/>
      <text:p text:style-name="Standard"/>
      <text:p text:style-name="P1"><text:span text:style-name="T1">1.</text:span>DemandeQ.csv <text:span text:style-name="T9">(37X12 avec 1ere ligne inutile)</text:span>→ DemandeQ[p][q][t], <text:s text:c="3"/>0&lt;=p&lt;=5 ; <text:s text:c="4"/><text:span text:style-name="T1">1</text:span>&lt;=q&lt;=<text:span text:style-name="T9">6</text:span>; <text:s text:c="6"/><text:span text:style-name="T1">1</text:span>&lt;=t&lt;=12</text:p>
      <text:p text:style-name="P1"><text:span text:style-name="T1">DemandeQ[p][q][t] = quantité de demande au </text:span><text:span text:style-name="T5">quai q</text:span><text:span text:style-name="T1"> pour la </text:span><text:span text:style-name="T3">période t</text:span><text:span text:style-name="T1"> de </text:span><text:span text:style-name="T3">la famille du produit (p+1)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6">2.Capabilite.csv</text:span><text:span text:style-name="T7">(6X7 avec 1ere ligne et 1 ere colonne inutile)</text:span><text:span text:style-name="T6">→ Capabilite[p][j], <text:s text:c="2"/></text:span><text:span text:style-name="T2"><text:s/></text:span><text:span text:style-name="T6">1&lt;=p&lt;=5 ; <text:s text:c="3"/>1&lt;=j&lt;=6</text:span></text:p>
      <text:p text:style-name="P2"><text:span text:style-name="T6">Capabilite[p][j] = Capacite du </text:span><text:span text:style-name="T2">sommet j</text:span><text:span text:style-name="T6"> pour la famille de </text:span><text:span text:style-name="T2">produit p</text:span></text:p>
      <text:p text:style-name="P2"><text:span text:style-name="T2">Pourquoi le csv ne contient que 5 lignes e</text:span><text:span text:style-name="T4">t 6 colonnes ? 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3.StockageMax.csv <text:span text:style-name="T10">(1X50)</text:span> → StockageMax[j] <text:s text:c="3"/>0&lt;=j&lt;=48 = Nbsommet+2</text:p>
      <text:p text:style-name="P3"><text:tab/>StockageMax[j] = Total de ressources que peut acceuillir le sommet j ?</text:p>
      <text:p text:style-name="P7">Pourquoi 49 valeurs dans le fichier csv pour seulement 46 sommets ?</text:p>
      <text:p text:style-name="P7"/>
      <text:p text:style-name="P7"/>
      <text:p text:style-name="P7"/>
      <text:p text:style-name="P3">4.CoefC.csv <text:span text:style-name="T10">(6X1) </text:span>→ CoefC[p], <text:s text:c="5"/>1&lt;=p&lt;=6 </text:p>
      <text:p text:style-name="P3">CoefC[p] = Au coefficient associé à la famille de produit p</text:p>
      <text:p text:style-name="P7">A quoi correspond ce coefficient ?</text:p>
      <text:p text:style-name="P7"/>
      <text:p text:style-name="P7"/>
      <text:p text:style-name="P3">5.<text:span text:style-name="T8">Succ.csv → Succ[i][j] <text:s text:c="2"/>0&lt;=i&lt;=Nbsommet+1 ; 0&lt;=j&lt;=Nbsommet+1 </text:span></text:p>
      <text:p text:style-name="P4">Succ[i][j] = 1 si liaison entre le<text:span text:style-name="T2"> sommet i et j </text:span>??</text:p>
      <text:p text:style-name="P4"><text:tab/> <text:s text:c="7"/>0 aucune liaison ??</text:p>
      <text:p text:style-name="P8">Pourquoi Succ.csv contient 188X189 valeurs et on lit que 47X47 ??</text:p>
      <text:p text:style-name="P8"/>
      <text:p text:style-name="P8"/>
      <text:p text:style-name="P5">6.CapaMaxHeure (48X48) → CapaMaxHeure[i][j] ; <text:s text:c="2"/>0&lt;=i&lt;=47 ; 0&lt;=j&lt;=47</text:p>
      <text:p text:style-name="P5"><text:tab/><text:tab/>CapaMaxHeure[i][j] = liasion entre sommet i et j ??</text:p>
      <text:p text:style-name="P8"/>
      <text:p text:style-name="P8"/>
      <text:p text:style-name="P8"/>
      <text:p text:style-name="P8"/>
      <text:p text:style-name="P5">7.QuaiLvr.csv (6 valeurs interessantes) → QuaiLvr[q] <text:s/>1&lt;=q&lt;=6</text:p>
      <text:p text:style-name="P5"><text:tab/><text:tab/>QuaiLvr[q] = une certaine valeur concernant la livraison du <text:span text:style-name="T2">quai q</text:span> surement..</text:p>
      <text:p text:style-name="P5"/>
      <text:p text:style-name="P5"/>
      <text:p text:style-name="P5"/>
      <text:p text:style-name="P6"><text:span text:style-name="T2">Rq :</text:span> On ne lit pas le fichier Demande.csv, contenant un tableu 5X5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5:55:44.996000000</meta:creation-date>
    <dc:date>2019-01-16T23:22:24.136000000</dc:date>
    <meta:editing-duration>PT3M7S</meta:editing-duration>
    <meta:editing-cycles>1</meta:editing-cycles>
    <meta:document-statistic meta:table-count="0" meta:image-count="0" meta:object-count="0" meta:page-count="1" meta:paragraph-count="24" meta:word-count="210" meta:character-count="1363" meta:non-whitespace-character-count="1128"/>
    <meta:generator>LibreOffice/5.4.6.2$Windows_X86_64 LibreOffice_project/4014ce260a04f1026ba855d3b8d91541c224eab8</meta:generator>
  </office:meta>
</office:document-meta>
</file>